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Proxima Nova'" style:font-family-asian="'Proxima Nova'" style:font-family-complex="'Proxima Nova'" fo:background-color="transparent" fo:color="#353744"/>
    </style:style>
    <style:style style:name="T3" style:family="text">
      <style:text-properties fo:font-size="14.00pt" fo:font-weight="bold" fo:font-family="'Proxima Nova'" style:font-family-asian="'Proxima Nova'" style:font-family-complex="'Proxima Nova'" fo:background-color="transparent" fo:color="#00ab44"/>
    </style:style>
    <style:style style:name="T4" style:family="text">
      <style:text-properties fo:font-size="10.00pt" fo:font-weight="normal" fo:font-family="'Proxima Nova'" style:font-family-asian="'Proxima Nova'" style:font-family-complex="'Proxima Nova'" fo:background-color="transparent" fo:color="#666666"/>
    </style:style>
    <style:style style:name="T5" style:family="text">
      <style:text-properties fo:font-size="36.00pt" fo:font-weight="normal" fo:font-family="'Proxima Nova'" style:font-family-asian="'Proxima Nova'" style:font-family-complex="'Proxima Nova'" fo:background-color="transparent" fo:color="#353744"/>
    </style:style>
    <style:style style:name="T6" style:family="text">
      <style:text-properties fo:font-size="36.00pt" fo:font-weight="normal" fo:font-family="'Proxima Nova'" style:font-family-asian="'Proxima Nova'" style:font-family-complex="'Proxima Nova'" fo:background-color="transparent" fo:color="#353744"/>
    </style:style>
    <style:style style:name="T7" style:family="text">
      <style:text-properties fo:font-size="14.00pt" fo:font-weight="bold" fo:font-family="'Proxima Nova'" style:font-family-asian="'Proxima Nova'" style:font-family-complex="'Proxima Nova'" fo:background-color="transparent" fo:color="#666666"/>
    </style:style>
    <style:style style:name="T8" style:family="text">
      <style:text-properties fo:font-size="14.00pt" fo:font-weight="bold" fo:font-family="'Proxima Nova'" style:font-family-asian="'Proxima Nova'" style:font-family-complex="'Proxima Nova'" fo:background-color="transparent" fo:color="#353744"/>
    </style:style>
    <style:style style:name="T9" style:family="text">
      <style:text-properties fo:font-size="14.00pt" fo:font-weight="bold" fo:font-family="'Proxima Nova'" style:font-family-asian="'Proxima Nova'" style:font-family-complex="'Proxima Nova'" fo:background-color="transparent" fo:color="#353744"/>
    </style:style>
    <style:style style:name="T10" style:family="text">
      <style:text-properties fo:font-size="11.00pt" fo:font-weight="normal" fo:font-family="'Proxima Nova'" style:font-family-asian="'Proxima Nova'" style:font-family-complex="'Proxima Nova'" fo:background-color="transparent" fo:color="#353744"/>
    </style:style>
    <style:style style:name="T11" style:family="text">
      <style:text-properties fo:font-size="14.00pt" fo:font-weight="bold" fo:font-family="'Proxima Nova'" style:font-family-asian="'Proxima Nova'" style:font-family-complex="'Proxima Nova'" fo:background-color="transparent" fo:color="#353744"/>
    </style:style>
    <style:style style:name="T12" style:family="text">
      <style:text-properties fo:font-size="14.00pt" fo:font-weight="bold" fo:font-family="'Proxima Nova'" style:font-family-asian="'Proxima Nova'" style:font-family-complex="'Proxima Nova'" fo:background-color="transparent" fo:color="#353744"/>
    </style:style>
    <style:style style:name="T13" style:family="text">
      <style:text-properties fo:font-size="11.00pt" fo:font-weight="normal" fo:font-family="'Proxima Nova'" style:font-family-asian="'Proxima Nova'" style:font-family-complex="'Proxima Nova'" fo:background-color="transparent" fo:color="#353744"/>
    </style:style>
    <style:style style:name="T14" style:family="text">
      <style:text-properties fo:font-size="14.00pt" fo:font-weight="bold" fo:font-family="'Proxima Nova'" style:font-family-asian="'Proxima Nova'" style:font-family-complex="'Proxima Nova'" fo:background-color="transparent" fo:color="#353744"/>
    </style:style>
    <style:style style:name="T15" style:family="text">
      <style:text-properties fo:font-size="14.00pt" fo:font-weight="bold" fo:font-family="'Proxima Nova'" style:font-family-asian="'Proxima Nova'" style:font-family-complex="'Proxima Nova'" fo:background-color="transparent" fo:color="#353744"/>
    </style:style>
    <style:style style:name="T16" style:family="text">
      <style:text-properties fo:font-size="11.00pt" fo:font-weight="normal" fo:font-family="'Proxima Nova'" style:font-family-asian="'Proxima Nova'" style:font-family-complex="'Proxima Nova'" fo:background-color="transparent" fo:color="#353744"/>
    </style:style>
    <style:style style:name="T17" style:family="text">
      <style:text-properties fo:font-size="14.00pt" fo:font-weight="bold" fo:font-family="'Proxima Nova'" style:font-family-asian="'Proxima Nova'" style:font-family-complex="'Proxima Nova'" fo:background-color="transparent" fo:color="#353744"/>
    </style:style>
    <style:style style:name="T18" style:family="text">
      <style:text-properties fo:font-size="14.00pt" fo:font-weight="bold" fo:font-family="'Proxima Nova'" style:font-family-asian="'Proxima Nova'" style:font-family-complex="'Proxima Nova'" fo:background-color="transparent" fo:color="#00ab44"/>
    </style:style>
    <style:style style:name="T19" style:family="text">
      <style:text-properties fo:font-size="11.00pt" fo:font-weight="normal" fo:font-family="'Proxima Nova'" style:font-family-asian="'Proxima Nova'" style:font-family-complex="'Proxima Nova'" fo:background-color="transparent" style:use-window-font-color="true"/>
    </style:style>
    <style:style style:name="T20" style:family="text">
      <style:text-properties fo:font-size="14.00pt" fo:font-weight="bold" fo:font-family="'Proxima Nova'" style:font-family-asian="'Proxima Nova'" style:font-family-complex="'Proxima Nova'" fo:background-color="transparent" fo:color="#00ab44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16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top="24.00pt"/>
    </style:style>
    <style:style style:name="P6" style:family="paragraph">
      <style:paragraph-properties fo:line-height="100.00%" fo:text-align="left" fo:margin-top="10.00pt"/>
    </style:style>
    <style:style style:name="P7" style:family="paragraph">
      <style:paragraph-properties fo:line-height="100.00%" fo:text-align="left" fo:margin-top="24.00pt"/>
    </style:style>
  </office:automatic-styles>
  <office:body>
    <office:text>
      <text:p text:style-name="P1"><draw:frame text:anchor-type="as-char" svg:width="158.50mm" svg:height="1.69mm" style:rel-width="scale" style:rel-height="scale"><draw:object-ole xlink:href="OleObj1"/><draw:image xlink:href="ObjectReplacements/OleObj1"/></draw:frame><text:span text:style-name="T2"/></text:p>
      <text:p text:style-name="P2"><text:span text:style-name="T3">Tu empresa</text:span></text:p>
      <text:p text:style-name="P2"><text:span text:style-name="T4">Tu calle, 123<text:line-break/>12345 Tu ciudad (Provincia)<text:line-break/>(34) 000 000 000</text:span></text:p>
      <text:p text:style-name="P3"><text:span text:style-name="T5">Cronómetro digital</text:span><text:span text:style-name="T6"/></text:p>
      <text:p text:style-name="P4"><text:span text:style-name="T7">4 de septiembre del 20XX</text:span></text:p>
      <text:p text:style-name="P5"><text:span text:style-name="T8">VISIÓN GENERAL</text:span><text:span text:style-name="T9"/></text:p>
      <text:p text:style-name="P6"><text:span text:style-name="T10">El cronómetro tendría un botón para reiniciar, para arrancar y parar darle una pausa.</text:span></text:p>
      <text:p text:style-name="P7"><text:span text:style-name="T11">OBJETIVOS</text:span><text:span text:style-name="T12"/></text:p>
      <text:p text:style-name="P7"><text:span text:style-name="T13">Medir el tiempo con precisión: El objetivo principal del cronómetro digital es medir el tiempo con alta precisión, permitiendo a los usuarios llevar un registro exacto del tiempo transcurrido.</text:span></text:p>
      <text:p text:style-name="P7"><text:span text:style-name="T13">Facilidad de uso: El cronómetro debe ser fácil de usar para personas de todas las edades, con controles intuitivos y una interfaz clara.</text:span></text:p>
      <text:p text:style-name="P7"><text:span text:style-name="T14">ESPECIFICACIONES</text:span><text:span text:style-name="T15"/></text:p>
      <text:p text:style-name="P7"><text:span text:style-name="T16">Pantalla LCD 16x2: Para mostrar el tiempo en formato digital.</text:span></text:p>
      <text:p text:style-name="P7"><text:span text:style-name="T16"/></text:p>
      <text:p text:style-name="P7"><text:span text:style-name="T16">Potenciómetro: Para ajustar el contraste y la visibilidad de la pantalla LCD.</text:span></text:p>
      <text:p text:style-name="P7"><text:span text:style-name="T16"/></text:p>
      <text:p text:style-name="P7"><text:span text:style-name="T16">Botones (uno o varios): Para iniciar, detener y reiniciar el cronómetro.</text:span></text:p>
      <text:p text:style-name="P7"><text:span text:style-name="T16"/></text:p>
      <text:p text:style-name="P7"><text:span text:style-name="T16">Resistencias (generalmente de 220 ohmios): Para limitar la corriente que fluye a través de los botones y el contraste de la pantalla LCD.</text:span></text:p>
      <text:p text:style-name="P7"><text:span text:style-name="T16"/></text:p>
      <text:p text:style-name="P7"><text:span text:style-name="T16">Cables de conexión: Para conectar todos los componentes.</text:span></text:p>
      <text:p text:style-name="P7"><text:span text:style-name="T17">HITOS</text:span><text:span text:style-name="T18"/></text:p>
      <text:p text:style-name="P7"><text:span text:style-name="T19">Diseño conceptual: Creación de un diseño conceptual del cronómetro que incluye el diseño de la interfaz de usuario y los componentes necesarios.</text:span></text:p>
      <text:p text:style-name="P7"><text:span text:style-name="T19">Desarrollo del hardware: Adquisición de los componentes electrónicos necesarios y montaje del hardware del cronómetro.</text:span></text:p>
      <text:p text:style-name="P7"><text:span text:style-name="T19">Desarrollo del software: Programación del software que controlará el cronómetro, incluyendo la medición del tiempo y la interfaz de usuario.</text:span></text:p>
      <text:p text:style-name="P7"><text:span text:style-name="T19">Pruebas y calibración: Realización de pruebas para garantizar la precisión y el funcionamiento correcto del cronómetro, así como la calibración si es necesario.</text:span></text:p>
      <text:p text:style-name="P7"><text:span text:style-name="T19">Suceso: Tras realizar las pruebas y que todo saliera de manera eficaz, se enseña al profesor el Proyecto Informático.</text:span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